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Factory.PipelineFactory( Imag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Factory.determineCandidatePipelines( Image sourceImage , ImageFlavor [ ] flav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ipelineFactory.findPipeline( DefaultEdgeDirectory dir , ImageFlavor originFlavor , ImageRepresentation destin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ipelineComparato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ipelineFactory.determineCandidatePipelines( ImageInfo imageInfo , ImageFlavor [ ] flav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ipelineFactory.newImageConverterPipeline( ImageInfo imageInfo , ImageFlavor targetFlavo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PipelineFactory.newImageConverterPipeline( Image originalImage , ImageFlavor target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ipelineFactory.getEdgeDire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